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465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rows</text:p>
          </table:table-cell>
          <table:table-cell office:value-type="string">
            <text:p>missing?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[.A5]-[.A4]-1" office:value-type="float" office:value="0">
            <text:p>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formula="of:=[.A6]-[.A5]-1" office:value-type="float" office:value="0">
            <text:p>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table:formula="of:=[.A7]-[.A6]-1" office:value-type="float" office:value="0">
            <text:p>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table:formula="of:=[.A8]-[.A7]-1" office:value-type="float" office:value="0">
            <text:p>0</text:p>
          </table:table-cell>
        </table:table-row>
        <table:table-row table:style-name="ro1">
          <table:table-cell office:value-type="float" office:value="68">
            <text:p>68</text:p>
          </table:table-cell>
          <table:table-cell table:formula="of:=[.A9]-[.A8]-1" office:value-type="float" office:value="0">
            <text:p>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formula="of:=[.A10]-[.A9]-1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formula="of:=[.A11]-[.A10]-1" office:value-type="float" office:value="0">
            <text:p>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formula="of:=[.A12]-[.A11]-1" office:value-type="float" office:value="0">
            <text:p>0</text:p>
          </table:table-cell>
        </table:table-row>
        <table:table-row table:style-name="ro1">
          <table:table-cell office:value-type="float" office:value="72">
            <text:p>72</text:p>
          </table:table-cell>
          <table:table-cell table:formula="of:=[.A13]-[.A12]-1" office:value-type="float" office:value="0">
            <text:p>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table:formula="of:=[.A14]-[.A13]-1" office:value-type="float" office:value="0">
            <text:p>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table:formula="of:=[.A15]-[.A14]-1" office:value-type="float" office:value="0">
            <text:p>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formula="of:=[.A16]-[.A15]-1" office:value-type="float" office:value="0">
            <text:p>0</text:p>
          </table:table-cell>
        </table:table-row>
        <table:table-row table:style-name="ro1">
          <table:table-cell office:value-type="float" office:value="76">
            <text:p>76</text:p>
          </table:table-cell>
          <table:table-cell table:formula="of:=[.A17]-[.A16]-1" office:value-type="float" office:value="0">
            <text:p>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table:formula="of:=[.A18]-[.A17]-1" office:value-type="float" office:value="0">
            <text:p>0</text:p>
          </table:table-cell>
        </table:table-row>
        <table:table-row table:style-name="ro1">
          <table:table-cell office:value-type="float" office:value="78">
            <text:p>78</text:p>
          </table:table-cell>
          <table:table-cell table:formula="of:=[.A19]-[.A18]-1" office:value-type="float" office:value="0">
            <text:p>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table:formula="of:=[.A20]-[.A19]-1"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formula="of:=[.A21]-[.A20]-1"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table:formula="of:=[.A22]-[.A21]-1"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table:formula="of:=[.A23]-[.A22]-1" office:value-type="float" office:value="0">
            <text:p>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table:formula="of:=[.A24]-[.A23]-1"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table:formula="of:=[.A25]-[.A24]-1" office:value-type="float" office:value="0">
            <text:p>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formula="of:=[.A26]-[.A25]-1" office:value-type="float" office:value="0">
            <text:p>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formula="of:=[.A27]-[.A26]-1" office:value-type="float" office:value="0">
            <text:p>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table:formula="of:=[.A28]-[.A27]-1"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formula="of:=[.A29]-[.A28]-1" office:value-type="float" office:value="0">
            <text:p>0</text:p>
          </table:table-cell>
        </table:table-row>
        <table:table-row table:style-name="ro1">
          <table:table-cell office:value-type="float" office:value="89">
            <text:p>89</text:p>
          </table:table-cell>
          <table:table-cell table:formula="of:=[.A30]-[.A29]-1" office:value-type="float" office:value="0">
            <text:p>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formula="of:=[.A31]-[.A30]-1" office:value-type="float" office:value="0">
            <text:p>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table:formula="of:=[.A32]-[.A31]-1" office:value-type="float" office:value="0">
            <text:p>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table:formula="of:=[.A33]-[.A32]-1" office:value-type="float" office:value="0">
            <text:p>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table:formula="of:=[.A34]-[.A33]-1" office:value-type="float" office:value="0">
            <text:p>0</text:p>
          </table:table-cell>
        </table:table-row>
        <table:table-row table:style-name="ro1">
          <table:table-cell office:value-type="float" office:value="94">
            <text:p>94</text:p>
          </table:table-cell>
          <table:table-cell table:formula="of:=[.A35]-[.A34]-1"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formula="of:=[.A36]-[.A35]-1"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table:formula="of:=[.A37]-[.A36]-1" office:value-type="float" office:value="0">
            <text:p>0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formula="of:=[.A38]-[.A37]-1" office:value-type="float" office:value="0">
            <text:p>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table:formula="of:=[.A39]-[.A38]-1"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table:formula="of:=[.A40]-[.A39]-1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formula="of:=[.A41]-[.A40]-1" office:value-type="float" office:value="0">
            <text:p>0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table:formula="of:=[.A42]-[.A41]-1" office:value-type="float" office:value="0">
            <text:p>0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table:formula="of:=[.A43]-[.A42]-1"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table:formula="of:=[.A44]-[.A43]-1"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table:formula="of:=[.A45]-[.A44]-1" office:value-type="float" office:value="0">
            <text:p>0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table:formula="of:=[.A46]-[.A45]-1" office:value-type="float" office:value="0">
            <text:p>0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table:formula="of:=[.A47]-[.A46]-1" office:value-type="float" office:value="0">
            <text:p>0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table:formula="of:=[.A48]-[.A47]-1" office:value-type="float" office:value="0">
            <text:p>0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table:formula="of:=[.A49]-[.A48]-1"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table:formula="of:=[.A50]-[.A49]-1" office:value-type="float" office:value="0">
            <text:p>0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table:formula="of:=[.A51]-[.A50]-1" office:value-type="float" office:value="0">
            <text:p>0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table:formula="of:=[.A52]-[.A51]-1" office:value-type="float" office:value="0">
            <text:p>0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table:formula="of:=[.A53]-[.A52]-1"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table:formula="of:=[.A54]-[.A53]-1" office:value-type="float" office:value="0">
            <text:p>0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table:formula="of:=[.A55]-[.A54]-1" office:value-type="float" office:value="0">
            <text:p>0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table:formula="of:=[.A56]-[.A55]-1" office:value-type="float" office:value="0">
            <text:p>0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table:formula="of:=[.A57]-[.A56]-1" office:value-type="float" office:value="0">
            <text:p>0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table:formula="of:=[.A58]-[.A57]-1" office:value-type="float" office:value="0">
            <text:p>0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table:formula="of:=[.A59]-[.A58]-1" office:value-type="float" office:value="0">
            <text:p>0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table:formula="of:=[.A60]-[.A59]-1" office:value-type="float" office:value="0">
            <text:p>0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table:formula="of:=[.A61]-[.A60]-1" office:value-type="float" office:value="0">
            <text:p>0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table:formula="of:=[.A62]-[.A61]-1" office:value-type="float" office:value="0">
            <text:p>0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table:formula="of:=[.A63]-[.A62]-1" office:value-type="float" office:value="0">
            <text:p>0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table:formula="of:=[.A64]-[.A63]-1" office:value-type="float" office:value="0">
            <text:p>0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table:formula="of:=[.A65]-[.A64]-1" office:value-type="float" office:value="0">
            <text:p>0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table:formula="of:=[.A66]-[.A65]-1" office:value-type="float" office:value="0">
            <text:p>0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table:formula="of:=[.A67]-[.A66]-1" office:value-type="float" office:value="0">
            <text:p>0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table:formula="of:=[.A68]-[.A67]-1" office:value-type="float" office:value="0">
            <text:p>0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table:formula="of:=[.A69]-[.A68]-1" office:value-type="float" office:value="0">
            <text:p>0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table:formula="of:=[.A70]-[.A69]-1" office:value-type="float" office:value="0">
            <text:p>0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table:formula="of:=[.A71]-[.A70]-1" office:value-type="float" office:value="0">
            <text:p>0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table:formula="of:=[.A72]-[.A71]-1" office:value-type="float" office:value="0">
            <text:p>0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table:formula="of:=[.A73]-[.A72]-1" office:value-type="float" office:value="0">
            <text:p>0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table:formula="of:=[.A74]-[.A73]-1" office:value-type="float" office:value="0">
            <text:p>0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table:formula="of:=[.A75]-[.A74]-1"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table:formula="of:=[.A76]-[.A75]-1" office:value-type="float" office:value="0">
            <text:p>0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table:formula="of:=[.A77]-[.A76]-1" office:value-type="float" office:value="0">
            <text:p>0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table:formula="of:=[.A78]-[.A77]-1" office:value-type="float" office:value="0">
            <text:p>0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table:formula="of:=[.A79]-[.A78]-1"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table:formula="of:=[.A80]-[.A79]-1" office:value-type="float" office:value="0">
            <text:p>0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table:formula="of:=[.A81]-[.A80]-1" office:value-type="float" office:value="3">
            <text:p>3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table:formula="of:=[.A82]-[.A81]-1" office:value-type="float" office:value="1">
            <text:p>1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table:formula="of:=[.A83]-[.A82]-1" office:value-type="float" office:value="1">
            <text:p>1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table:formula="of:=[.A84]-[.A83]-1" office:value-type="float" office:value="3">
            <text:p>3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table:formula="of:=[.A85]-[.A84]-1" office:value-type="float" office:value="0">
            <text:p>0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table:formula="of:=[.A86]-[.A85]-1" office:value-type="float" office:value="1">
            <text:p>1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table:formula="of:=[.A87]-[.A86]-1" office:value-type="float" office:value="0">
            <text:p>0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table:formula="of:=[.A88]-[.A87]-1" office:value-type="float" office:value="1">
            <text:p>1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table:formula="of:=[.A89]-[.A88]-1" office:value-type="float" office:value="1">
            <text:p>1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table:formula="of:=[.A90]-[.A89]-1" office:value-type="float" office:value="0">
            <text:p>0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table:formula="of:=[.A91]-[.A90]-1" office:value-type="float" office:value="0">
            <text:p>0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table:formula="of:=[.A92]-[.A91]-1" office:value-type="float" office:value="0">
            <text:p>0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table:formula="of:=[.A93]-[.A92]-1" office:value-type="float" office:value="0">
            <text:p>0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table:formula="of:=[.A94]-[.A93]-1" office:value-type="float" office:value="0">
            <text:p>0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table:formula="of:=[.A95]-[.A94]-1" office:value-type="float" office:value="0">
            <text:p>0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table:formula="of:=[.A96]-[.A95]-1" office:value-type="float" office:value="0">
            <text:p>0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table:formula="of:=[.A97]-[.A96]-1" office:value-type="float" office:value="1">
            <text:p>1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table:formula="of:=[.A98]-[.A97]-1" office:value-type="float" office:value="0">
            <text:p>0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table:formula="of:=[.A99]-[.A98]-1" office:value-type="float" office:value="0">
            <text:p>0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table:formula="of:=[.A100]-[.A99]-1"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table:formula="of:=[.A101]-[.A100]-1"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table:formula="of:=[.A102]-[.A101]-1" office:value-type="float" office:value="1">
            <text:p>1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table:formula="of:=[.A103]-[.A102]-1" office:value-type="float" office:value="1">
            <text:p>1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table:formula="of:=[.A104]-[.A103]-1"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table:formula="of:=[.A105]-[.A104]-1" office:value-type="float" office:value="1">
            <text:p>1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table:formula="of:=[.A106]-[.A105]-1" office:value-type="float" office:value="1">
            <text:p>1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table:formula="of:=[.A107]-[.A106]-1" office:value-type="float" office:value="1">
            <text:p>1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table:formula="of:=[.A108]-[.A107]-1" office:value-type="float" office:value="1">
            <text:p>1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table:formula="of:=[.A109]-[.A108]-1" office:value-type="float" office:value="0">
            <text:p>0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table:formula="of:=[.A110]-[.A109]-1" office:value-type="float" office:value="3">
            <text:p>3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table:formula="of:=[.A111]-[.A110]-1" office:value-type="float" office:value="5">
            <text:p>5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table:formula="of:=[.A112]-[.A111]-1" office:value-type="float" office:value="2">
            <text:p>2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table:formula="of:=[.A113]-[.A112]-1" office:value-type="float" office:value="1">
            <text:p>1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table:formula="of:=[.A114]-[.A113]-1" office:value-type="float" office:value="5">
            <text:p>5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table:formula="of:=[.A115]-[.A114]-1" office:value-type="float" office:value="2">
            <text:p>2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table:formula="of:=[.A116]-[.A115]-1" office:value-type="float" office:value="24">
            <text:p>24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table:formula="of:=[.A117]-[.A116]-1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table:formula="of:=[.A118]-[.A117]-1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table:formula="of:=[.A119]-[.A118]-1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table:formula="of:=[.A120]-[.A119]-1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table:formula="of:=[.A121]-[.A120]-1" office:value-type="float" office:value="0">
            <text:p>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table:formula="of:=[.A122]-[.A121]-1" office:value-type="float" office:value="5">
            <text:p>5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table:formula="of:=[.A123]-[.A122]-1" office:value-type="float" office:value="30">
            <text:p>3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table:formula="of:=[.A124]-[.A123]-1"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table:formula="of:=[.A125]-[.A124]-1"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table:formula="of:=[.A126]-[.A125]-1"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table:formula="of:=[.A127]-[.A126]-1" office:value-type="float" office:value="0">
            <text:p>0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table:formula="of:=[.A128]-[.A127]-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31">01/31/2012</text:date>, <text:time>02:05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2-01-31T02:05:14</dc:date>
    <meta:generator>NeoOffice/3.1.2$Unix OpenOffice.org_project/Patch 9</meta:generator>
    <meta:editing-duration>PT00H06M40S</meta:editing-duration>
    <meta:editing-cycles>1</meta:editing-cycles>
    <meta:document-statistic meta:table-count="1" meta:cell-count="251" meta:object-count="0"/>
  </office:meta>
</office:document-meta>
</file>